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811in"/>
    </style:style>
    <style:style style:name="co2" style:family="table-column">
      <style:table-column-properties fo:break-before="auto" style:column-width="0.5457in"/>
    </style:style>
    <style:style style:name="co3" style:family="table-column">
      <style:table-column-properties fo:break-before="auto" style:column-width="0.7083in"/>
    </style:style>
    <style:style style:name="co4" style:family="table-column">
      <style:table-column-properties fo:break-before="auto" style:column-width="0.3909in"/>
    </style:style>
    <style:style style:name="co5" style:family="table-column">
      <style:table-column-properties fo:break-before="auto" style:column-width="0.483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7752in"/>
    </style:style>
    <style:style style:name="co8" style:family="table-column">
      <style:table-column-properties fo:break-before="auto" style:column-width="0.61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VSM?</text:p>
          </table:table-cell>
          <table:table-cell office:value-type="string" calcext:value-type="string">
            <text:p>named components</text:p>
          </table:table-cell>
          <table:table-cell office:value-type="string" calcext:value-type="string">
            <text:p>cast spee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etail</text:p>
          </table:table-cell>
        </table:table-row>
        <table:table-row table:style-name="ro2">
          <table:table-cell office:value-type="string" calcext:value-type="string">
            <text:p>Talaveem’s Animal Possession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Illus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SM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10 minutes</text:p>
          </table:table-cell>
          <table:table-cell office:value-type="string" calcext:value-type="string">
            <text:p>1 mile</text:p>
          </table:table-cell>
          <table:table-cell office:value-type="string" calcext:value-type="string">
            <text:p><text:span text:style-name="T1">Target </text:span><text:span text:style-name="T2">beast</text:span><text:span text:style-name="T3"> of CR 3 or lesser within range becomes enchanted by the caster for ten minutes, during which time, the caster acts and observes through the animal – sparing the caster’s mental faculties and their ability to speak languages they know (Yes, regardless of the animal. How does </text:span><text:span text:style-name="T2">speak with animals</text:span><text:span text:style-name="T3"> work, huh?).</text:span></text:p>
          </table:table-cell>
        </table:table-row>
        <table:table-row table:style-name="ro1">
          <table:table-cell office:value-type="string" calcext:value-type="string">
            <text:p>Greater Locate Creature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Divina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SM</text:p>
          </table:table-cell>
          <table:table-cell office:value-type="string" calcext:value-type="string">
            <text:p>an item target has recently been in constant contact with for at least 1 minute within the last yea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24 hours</text:p>
          </table:table-cell>
          <table:table-cell office:value-type="string" calcext:value-type="string">
            <text:p>10 miles</text:p>
          </table:table-cell>
          <table:table-cell office:value-type="string" calcext:value-type="string">
            <text:p>Caster senses the direction of the target and how close they are to the target in increments of 1000 feet.</text:p>
          </table:table-cell>
        </table:table-row>
        <table:table-row table:style-name="ro1">
          <table:table-cell office:value-type="string" calcext:value-type="string">
            <text:p>Alegra’s Furious Fist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Evo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gloves of alchemical fiber (5sp, not consumed during casting)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Caster makes a melee spell attack against the target, and does not expend the assigned spell slot if this attack misses. When hit with this spell, the target takes 1+2d6 force damage, and must succed on a Strength saving throw or be knocked prone or pushed five feet away from the caster. At higher levels, add roll two additional damage dice per additional spell level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3">00/00/0000</text:date>, <text:time style:data-style-name="N2" text:time-value="22:07:16.77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6-23T22:00:41.368000000</meta:creation-date>
    <dc:date>2022-06-23T23:31:33.434000000</dc:date>
    <meta:editing-duration>PT26M54S</meta:editing-duration>
    <meta:editing-cycles>5</meta:editing-cycles>
    <meta:generator>LibreOffice/6.4.2.2$Windows_X86_64 LibreOffice_project/4e471d8c02c9c90f512f7f9ead8875b57fcb1ec3</meta:generator>
    <meta:document-statistic meta:table-count="1" meta:cell-count="39" meta:object-count="0"/>
  </office:meta>
</office:document-meta>
</file>